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>
        <style:tab-stops/>
      </style:paragraph-properties>
    </style:style>
    <style:style style:name="P3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size-asian="10pt" style:language-asian="zxx" style:country-asian="none" style:font-name-complex="Times New Roman" style:font-size-complex="10pt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5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00%"/>
      <style:text-properties fo:color="#000000" style:font-name="Times New Roman" fo:font-size="12pt" style:font-size-asian="12pt" style:font-name-complex="Times New Roman" style:font-size-complex="12pt"/>
    </style:style>
    <style:style style:name="P7" style:family="paragraph" style:parent-style-name="WW-Standard">
      <style:paragraph-properties fo:margin-top="0cm" fo:margin-bottom="0cm" fo:line-height="100%"/>
    </style:style>
    <style:style style:name="P8" style:family="paragraph" style:parent-style-name="WW-Standard">
      <style:paragraph-properties fo:margin-top="0cm" fo:margin-bottom="0cm" fo:line-height="100%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WW-Standard">
      <style:paragraph-properties fo:margin-top="0cm" fo:margin-bottom="0cm" fo:line-height="100%"/>
      <style:text-properties fo:font-size="12pt" style:font-size-asian="12pt" style:font-size-complex="12pt"/>
    </style:style>
    <style:style style:name="P10" style:family="paragraph" style:parent-style-name="Horizontal_20_Line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1" style:family="paragraph" style:parent-style-name="Standard" style:master-page-name="Standard">
      <style:paragraph-properties fo:margin-top="0cm" fo:margin-bottom="0cm" fo:line-height="100%" style:page-number="auto"/>
      <style:text-properties style:font-name="Times New Roman" fo:font-size="10pt" fo:font-style="italic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12" style:family="paragraph" style:parent-style-name="Standard">
      <style:paragraph-properties fo:margin-top="0cm" fo:margin-bottom="0cm" fo:line-height="100%"/>
      <style:text-properties style:font-name="Times New Roman" fo:font-size="10pt" fo:font-style="italic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14" style:family="paragraph" style:parent-style-name="Standard">
      <style:paragraph-properties fo:margin-top="0cm" fo:margin-bottom="0cm" fo:line-height="100%" fo:text-align="end" style:justify-single-word="false"/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16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" style:font-size-complex="12pt"/>
    </style:style>
    <style:style style:name="P17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8" style:family="paragraph" style:parent-style-name="Horizontal_20_Line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19" style:family="paragraph" style:parent-style-name="Horizontal_20_Line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font-weight="bold" style:font-weight-asian="bold" style:font-name-complex="Times New Roman"/>
    </style:style>
    <style:style style:name="T4" style:family="text">
      <style:text-properties style:font-name="Times New Roman" fo:font-style="italic" style:font-style-asian="italic" style:font-name-complex="Times New Roman" style:font-style-complex="italic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style:text-underline-style="none" style:font-size-asian="12pt" style:font-name-complex="Times New Roman" style:font-size-complex="12pt"/>
    </style:style>
    <style:style style:name="T7" style:family="text">
      <style:text-properties style:font-name="Times New Roman1" style:font-name-asian="Times New Roman1" style:font-name-complex="Times New Roman1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style:font-name="Times New Roman" fo:font-size="12pt" style:text-underline-style="none" style:font-size-asian="12pt" style:font-name-complex="Times New Roman" style:font-size-complex="12pt"/>
    </style:style>
    <style:style style:name="T10" style:family="text">
      <style:text-properties fo:color="#000000" style:font-name="Times New Roman" fo:font-size="12pt" style:text-underline-style="none" style:font-name-asian="Calibri" style:font-size-asian="12pt" style:font-name-complex="Times New Roman" style:font-size-complex="12pt"/>
    </style:style>
    <style:style style:name="T11" style:family="text">
      <style:text-properties fo:color="#000000" style:font-name="Times New Roman1" fo:font-size="12pt" style:text-underline-style="none" style:font-name-asian="Times New Roman1" style:font-size-asian="12pt" style:font-name-complex="Times New Roman1" style:font-size-complex="12pt"/>
    </style:style>
    <style:style style:name="T12" style:family="text">
      <style:text-properties fo:color="#000000" style:font-name="Wingdings" fo:font-size="12pt" style:text-underline-style="none" style:font-name-asian="Wingdings" style:font-size-asian="12pt" style:font-name-complex="Wingdings" style:font-size-complex="12pt"/>
    </style:style>
    <style:style style:name="T13" style:family="text">
      <style:text-properties style:font-name-asian="Calibri"/>
    </style:style>
    <style:style style:name="T14" style:family="text">
      <style:text-properties style:font-name="Wingdings" style:font-name-asian="Wingdings" style:font-name-complex="Wingding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onjour Jonathan,</text:p>
      <text:p text:style-name="P12"/>
      <text:p text:style-name="P12">J'ai malheureusement pas trouvé le gabarit, mais je te remet ce fichier .pdf avec les informations que tu nous as demandées pour ce travail formatif.</text:p>
      <text:p text:style-name="P12"/>
      <text:p text:style-name="P12">Bonne lecture,</text:p>
      <text:p text:style-name="P12"/>
      <text:p text:style-name="P12">David</text:p>
      <text:p text:style-name="P18"/>
      <text:p text:style-name="P15">Ébauche de recherche</text:p>
      <text:p text:style-name="P13"/>
      <text:p text:style-name="P14">Équipe : Karyne, Marc-André et David</text:p>
      <text:p text:style-name="P14">Date de remise : Le mardi 5 mars 2013</text:p>
      <text:p text:style-name="P19"/>
      <text:p text:style-name="P5"><text:span text:style-name="T3">Thème :</text:span><text:span text:style-name="T2"> </text:span></text:p>
      <text:p text:style-name="P16">Les périphériques de stockages</text:p>
      <text:p text:style-name="P16"/>
      <text:p text:style-name="P16"><text:span text:style-name="T1">Hypothèse ou question de recherche :</text:span></text:p>
      <text:p text:style-name="P16"/>
      <text:p text:style-name="P16">Les avantages de l'évolution des périphériques de stockage sont-ils plus important que ses désavantages?<text:line-break/></text:p>
      <text:p text:style-name="P5"><text:span text:style-name="T3">Mots clés  :</text:span><text:span text:style-name="T2"> <text:s/></text:span></text:p>
      <text:p text:style-name="P5"><text:span text:style-name="T2">Français</text:span><text:span text:style-name="T7">—</text:span><text:span text:style-name="T2"> Disque dure, clé usb, périphériques de stockages, lecteur de disquettes, lecteur de disques, etc.</text:span></text:p>
      <text:p text:style-name="P5"><text:span text:style-name="T2">Anglais</text:span><text:span text:style-name="T7">—</text:span><text:span text:style-name="T2"> Storages devices, Hard drive, Master &amp; Secondary storages devices, etc.</text:span></text:p>
      <text:p text:style-name="P10"/>
      <text:p text:style-name="P17">Référence :</text:p>
      <text:p text:style-name="P1"><text:a xlink:type="simple" xlink:href="http://www.jeanphilippepernin.net/ressources/1.%20technologie%20informatique/presentations/peripherique%20de%20stockage.pdf"><text:span text:style-name="Internet_20_link"><text:span text:style-name="T5">http://www.jeanphilippepernin.net/ressources/1.%20technologie%20informatique/presentations/peripherique%20de%20stockage.pdf</text:span></text:span></text:a></text:p>
      <text:p text:style-name="P2"><text:span text:style-name="Internet_20_link"><text:span text:style-name="T6"><text:tab/></text:span></text:span><text:span text:style-name="Internet_20_link"><text:span text:style-name="T11">●</text:span></text:span><text:span text:style-name="Internet_20_link"><text:span text:style-name="T10"> </text:span></text:span><text:span text:style-name="Internet_20_link"><text:span text:style-name="T9">Description de différents périphériques.</text:span></text:span></text:p>
      <text:p text:style-name="P6"/>
      <text:p text:style-name="P1"><text:a xlink:type="simple" xlink:href="http://fr.wikipedia.org/wiki/Support_d%27information#Support_de_l.27information"><text:span text:style-name="Internet_20_link"><text:span text:style-name="T5">http://fr.wikipedia.org/wiki/Support_d%27information#Support_de_l.27information</text:span></text:span></text:a></text:p>
      <text:p text:style-name="P1"><text:span text:style-name="Internet_20_link"><text:span text:style-name="T6"><text:tab/></text:span></text:span><text:span text:style-name="Internet_20_link"><text:span text:style-name="T11">●</text:span></text:span><text:span text:style-name="Internet_20_link"><text:span text:style-name="T10"> </text:span></text:span><text:span text:style-name="Internet_20_link"><text:span text:style-name="T9">Explication du support d'information.</text:span></text:span></text:p>
      <text:p text:style-name="P1"><text:span text:style-name="Internet_20_link"><text:span text:style-name="T9"><text:tab/><text:tab/></text:span></text:span><text:span text:style-name="Internet_20_link"><text:span text:style-name="T12"></text:span></text:span><text:span text:style-name="Internet_20_link"><text:span text:style-name="T10"> </text:span></text:span><text:span text:style-name="Internet_20_link"><text:span text:style-name="T9">Intéressantes explications des périphériques de stockages.</text:span></text:span></text:p>
      <text:p text:style-name="P4"/>
      <text:p text:style-name="P7"><text:a xlink:type="simple" xlink:href="http://www.anael.eu/bts_ig/AMSI/Chapitre_8_-_Les_peripheriques_de_stockage.pdf"><text:span text:style-name="WW-Lien_20_Internet"><text:span text:style-name="T5">http://www.anael.eu/bts_ig/AMSI/Chapitre_8_-_Les_peripheriques_de_stockage.pdf</text:span></text:span></text:a></text:p>
      <text:p text:style-name="P8"><text:tab/><text:span text:style-name="T7">●</text:span> Histoire HDD, CD, DVD, Casette, Blu-ray, SSD<text:line-break/><text:tab/><text:span text:style-name="T7">●</text:span> RAID<text:line-break/><text:tab/><text:span text:style-name="T7">●</text:span> La « Super-résolution »<text:line-break/><text:tab/><text:span text:style-name="T7">●</text:span> Carte/Ruban perforé</text:p>
      <text:p text:style-name="P8"/>
      <text:p text:style-name="P7"><text:soft-page-break/><text:a xlink:type="simple" xlink:href="http://www.patrick-roch.com/ingemeca/docs/_Genie_Informatique/Technologies%20des%20composants/P%E9riph%E9riques%20de%20stockage/P%E9riph%E9riques%20de%20stockage%20magn%E9tique%20et%20optique.PDF"><text:span text:style-name="Visited_20_Internet_20_Link"><text:span text:style-name="T5">http://www.patrick-roch.com/ingemeca/docs/_Genie_Informatique/Technologies%20des%20composants/P%E9riph%E9riques%20de%20stockage/P%E9riph%E9riques%20de%20stockage%20magn%E9tique%20et%20optique.PDF</text:span></text:span></text:a></text:p>
      <text:p text:style-name="P8"><text:tab/><text:span text:style-name="T7">●</text:span> Histoire HDD<text:line-break/><text:tab/><text:span text:style-name="T7">●</text:span> Stockage Holographique (futur)</text:p>
      <text:p text:style-name="P7"><text:a xlink:type="simple" xlink:href="http://fr.wikipedia.org/wiki/Disque_dur"><text:span text:style-name="WW-Lien_20_Internet"><text:span text:style-name="T5"/></text:span></text:a></text:p>
      <text:p text:style-name="P7"><text:a xlink:type="simple" xlink:href="http://fr.wikipedia.org/wiki/Disque_dur"><text:span text:style-name="WW-Lien_20_Internet"><text:span text:style-name="T5">http://fr.wikipedia.org/wiki/Disque_dur</text:span></text:span></text:a></text:p>
      <text:p text:style-name="P8"><text:tab/><text:span text:style-name="T7">●</text:span> Histoire HDD<text:line-break/><text:tab/><text:span text:style-name="T7">●</text:span> Fonctionnement HDD<text:line-break/><text:tab/><text:span text:style-name="T7">●</text:span> Formats<text:line-break/><text:tab/><text:span text:style-name="T7">●</text:span> Interface HDD<text:line-break/><text:tab/><text:span text:style-name="T7">●</text:span> Mécanique<text:line-break/><text:tab/><text:span text:style-name="T7">●</text:span> Disque Dur Hybride</text:p>
      <text:p text:style-name="P7"><text:a xlink:type="simple" xlink:href="http://fr.wikipedia.org/wiki/Solid_State_Drive"><text:span text:style-name="WW-Lien_20_Internet"><text:span text:style-name="T5"/></text:span></text:a></text:p>
      <text:p text:style-name="P7"><text:a xlink:type="simple" xlink:href="http://fr.wikipedia.org/wiki/Solid_State_Drive"><text:span text:style-name="WW-Lien_20_Internet"><text:span text:style-name="T5">http://fr.wikipedia.org/wiki/Solid_State_Drive</text:span></text:span></text:a></text:p>
      <text:p text:style-name="P9"><text:span text:style-name="T2"><text:tab/></text:span><text:span text:style-name="T7">●</text:span><text:span text:style-name="T2"> Histoire SSD<text:line-break/><text:tab/></text:span><text:span text:style-name="T7">●</text:span><text:span text:style-name="T2"> TRIM<text:line-break/><text:tab/></text:span><text:span text:style-name="T7">●</text:span><text:span text:style-name="T2"> </text:span><text:span text:style-name="T4">Single Level Cell</text:span><text:span text:style-name="T2"> (SLC), </text:span><text:span text:style-name="T4">Multi Level Cell</text:span><text:span text:style-name="T2"> (MLC) et </text:span><text:span text:style-name="T4">Triple Level Cell</text:span><text:span text:style-name="T2"> (TLC)<text:line-break/><text:tab/></text:span><text:span text:style-name="T7">●</text:span><text:span text:style-name="T2"> Formes de SSD</text:span></text:p>
      <text:p text:style-name="P4"/>
      <text:p text:style-name="P3"><text:a xlink:type="simple" xlink:href="http://www.computerhope.com/jargon/s/stordevi.htm"><text:span text:style-name="T8">http://www.computerhope.com/jargon/s/stordevi.htm</text:span></text:a></text:p>
      <text:p text:style-name="P4"><text:tab/><text:span text:style-name="T7">●</text:span> Information sur les différents types de “storages devices”.</text:p>
      <text:p text:style-name="P4"><text:tab/><text:tab/><text:span text:style-name="T14"></text:span><text:span text:style-name="T13"> </text:span>Petite note : découvrir le “cloud storage”</text:p>
      <text:p text:style-name="P4"/>
      <text:p text:style-name="P3"><text:a xlink:type="simple" xlink:href="http://www.techterms.com/definition/storagedevice"><text:span text:style-name="T8">http://www.techterms.com/definition/storagedevice</text:span></text:a></text:p>
      <text:p text:style-name="P4"><text:tab/><text:span text:style-name="T7">●</text:span> Information possible sur le “compact flash” et les “SD cards”.</text:p>
      <text:p text:style-name="P4"/>
      <text:p text:style-name="P3"><text:a xlink:type="simple" xlink:href="http://windows.microsoft.com/en-gb/windows7/memory-and-storage"><text:span text:style-name="T8">http://windows.microsoft.com/en-gb/windows7/memory-and-storage</text:span></text:a></text:p>
      <text:p text:style-name="P4"><text:tab/><text:span text:style-name="T7">●</text:span> “External hard disk” et RAM</text:p>
      <text:p text:style-name="P4"><text:tab/><text:tab/><text:span text:style-name="T14"></text:span><text:span text:style-name="T13"> </text:span>Petite note : Images et explications brèves, mais intéressantes.</text:p>
      <text:p text:style-name="P4"/>
      <text:p text:style-name="P4"><text:a xlink:type="simple" xlink:href="http://reviews.cnet.com/hard-drive-burners/">http://reviews.cnet.com/hard-drive-burners/</text:a></text:p>
      <text:p text:style-name="P4"><text:tab/><text:span text:style-name="T7">●</text:span><text:span text:style-name="T13"> </text:span>Comparaisons et évaluations des consommateurs.</text:p>
      <text:p text:style-name="P4"/>
      <text:p text:style-name="P4"><text:a xlink:type="simple" xlink:href="http://www.computerhope.com/jargon/s/secostor.htm">http://www.computerhope.com/jargon/s/secostor.htm</text:a></text:p>
      <text:p text:style-name="P4"><text:tab/><text:span text:style-name="T7">●</text:span><text:span text:style-name="T13"> </text:span>“Secondary storage device”</text:p>
      <text:p text:style-name="P4"><text:tab/><text:tab/><text:span text:style-name="T14"></text:span><text:span text:style-name="T13"> </text:span>Image explicative</text:p>
      <text:p text:style-name="P4"/>
      <text:p text:style-name="P4"><text:a xlink:type="simple" xlink:href="http://en.wikibooks.org/wiki/A-level_Computing/AQA/Computer_Components,_The_Stored_Program_Concept_and_the_Internet/Hardware_Devices/Secondary_storage_devices">http://en.wikibooks.org/wiki/A-level_Computing/AQA/Computer_Components,_The_Stored_Program_Concept_and_the_Internet/Hardware_Devices/Secondary_storage_devices</text:a></text:p>
      <text:p text:style-name="P4"><text:tab/><text:span text:style-name="T7">●</text:span><text:span text:style-name="T13"> </text:span>Explications très bien imagés des différents types de disques.</text:p>
      <text:p text:style-name="P4"><text:tab/><text:tab/><text:span text:style-name="T14"></text:span><text:span text:style-name="T13"> </text:span>Dont le “secondary storage device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A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fr" fo:country="CA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WW-Standard" style:family="paragraph">
      <style:paragraph-properties fo:margin-top="0cm" fo:margin-bottom="0.353cm" fo:line-height="115%" fo:orphans="2" fo:widows="2" fo:hyphenation-ladder-count="no-limit"/>
      <style:text-properties style:use-window-font-color="true" style:font-name="Calibri" fo:font-size="11pt" fo:language="fr" fo:country="CA" style:font-name-asian="SimSun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WW-Lien_20_Internet" style:display-name="WW-Lien Internet" style:family="text">
      <style:text-properties fo:color="#0000ff" fo:language="fr" fo:country="FR" style:text-underline-style="solid" style:text-underline-width="auto" style:text-underline-color="font-color" style:language-complex="fr" style:country-complex="FR"/>
    </style:style>
    <style:style style:name="Visited_20_Internet_20_Link" style:display-name="Visited Internet Link" style:family="text">
      <style:text-properties fo:color="#800000" fo:language="fr" fo:country="FR" style:text-underline-style="solid" style:text-underline-width="auto" style:text-underline-color="font-color" style:language-complex="fr" style:country-complex="F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vice Informatique</meta:initial-creator>
    <meta:creation-date>2013-02-26T10:44:00</meta:creation-date>
    <dc:date>2013-03-05T11:03:43.13</dc:date>
    <meta:editing-cycles>2</meta:editing-cycles>
    <meta:editing-duration>PT2H27M28S</meta:editing-duration>
    <meta:generator>OpenOffice.org/3.4$Win32 OpenOffice.org_project/340m1$Build-9590</meta:generator>
    <meta:document-statistic meta:table-count="0" meta:image-count="0" meta:object-count="0" meta:page-count="2" meta:paragraph-count="44" meta:word-count="272" meta:character-count="2630"/>
  </office:meta>
</office:document-meta>
</file>